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MBx1FF23_5</text:p>
      <text:p text:style-name="P2">American Genizah Project: Partnership for Posterity</text:p>
      <text:p text:style-name="P2">Sabato Morais Collection Catalogue Template</text:p>
      <text:p text:style-name="P1"/>
      <text:p text:style-name="P1">Cataloguer: Heather Newlin</text:p>
      <text:p text:style-name="P1"/>
      <text:p text:style-name="P1"/>
      <text:p text:style-name="P1">I. Provenance</text:p>
      <text:p text:style-name="P1"/>
      <text:p text:style-name="P1">Source: CAJS Sabato Morais Papers</text:p>
      <text:p text:style-name="P1">Location: Box 1, FF 23</text:p>
      <text:p text:style-name="P1">Restrictions: ?</text:p>
      <text:p text:style-name="P1"/>
      <text:p text:style-name="P1">II. Descriptive Metadata</text:p>
      <text:p text:style-name="P1"/>
      <text:p text:style-name="P1">Script<text:tab/><text:tab/><text:tab/><text:tab/><text:tab/><text:tab/>Manuscript</text:p>
      <text:p text:style-name="P1"><text:s/>(manuscript or typescript) <text:tab/><text:tab/><text:tab/><text:tab/></text:p>
      <text:p text:style-name="P1">Language (s)<text:tab/><text:tab/><text:tab/><text:tab/><text:tab/>English<text:tab/><text:tab/><text:tab/><text:tab/><text:tab/></text:p>
      <text:p text:style-name="P1">Author of letter<text:tab/><text:tab/><text:tab/><text:tab/>M. Costa</text:p>
      <text:p text:style-name="P1">Signed letter<text:tab/><text:tab/><text:tab/><text:tab/><text:tab/>Y</text:p>
      <text:p text:style-name="P1">Unsigned letter</text:p>
      <text:p text:style-name="P1">Dictated letter</text:p>
      <text:p text:style-name="P1">Anonymous</text:p>
      <text:p text:style-name="P1">Addressee of letter<text:tab/><text:tab/><text:tab/><text:tab/>Sabato Morais</text:p>
      <text:p text:style-name="P1">Addressee as “Editor”<text:tab/><text:tab/><text:tab/><text:tab/></text:p>
      <text:p text:style-name="P1">Date (derived from Hebrew Date)<text:tab/><text:tab/></text:p>
      <text:p text:style-name="P1">Date (derived from Gregorian calendar)<text:tab/>17 June 1864</text:p>
      <text:p text:style-name="P1">Month<text:tab/><text:tab/><text:tab/><text:tab/><text:tab/><text:tab/>June</text:p>
      <text:p text:style-name="P1">Year<text:tab/><text:tab/><text:tab/><text:tab/><text:tab/><text:tab/>1864</text:p>
      <text:p text:style-name="P1">Hebrew Date<text:tab/><text:tab/><text:tab/><text:tab/><text:tab/></text:p>
      <text:p text:style-name="P1">Undated</text:p>
      <text:p text:style-name="P1">City<text:tab/><text:tab/><text:tab/><text:tab/><text:tab/><text:tab/>New York</text:p>
      <text:p text:style-name="P1">State<text:tab/><text:tab/><text:tab/><text:tab/><text:tab/><text:tab/>New York <text:s text:c="2"/><text:tab/><text:tab/><text:tab/><text:tab/></text:p>
      <text:p text:style-name="P1">Country<text:tab/><text:tab/><text:tab/><text:tab/><text:tab/>USA</text:p>
      <text:p text:style-name="P1">Subject<text:tab/><text:tab/><text:tab/><text:tab/><text:tab/></text:p>
      <text:p text:style-name="P1">Keywords</text:p>
      <text:p text:style-name="P1"/>
      <text:p text:style-name="P1"/>
      <text:p text:style-name="P1">III. Document Types</text:p>
      <text:p text:style-name="P1"/>
      <text:p text:style-name="P1">Correspondence<text:tab/><text:tab/><text:tab/><text:tab/>Y</text:p>
      <text:p text:style-name="P1">(Synagogue) Sermon</text:p>
      <text:p text:style-name="P1">(Public) Discourse</text:p>
      <text:p text:style-name="P1">Literary Document<text:tab/><text:tab/><text:tab/><text:tab/></text:p>
      <text:p text:style-name="P1">Legal Document</text:p>
      <text:p text:style-name="P1">Receipts</text:p>
      <text:p text:style-name="P1">Newspaper Clipping</text:p>
      <text:p text:style-name="P1">Greeting Card</text:p>
      <text:p text:style-name="P1">Calling Card</text:p>
      <text:p text:style-name="P1"><text:soft-page-break/></text:p>
      <text:p text:style-name="P1"/>
      <text:p text:style-name="P1">IV. Physical Features </text:p>
      <text:p text:style-name="P1"/>
      <text:p text:style-name="P1">Condition (e.g. fragile)<text:tab/><text:tab/><text:tab/></text:p>
      <text:p text:style-name="P1">Paper size (letter or legal size)<text:tab/><text:tab/></text:p>
      <text:p text:style-name="P1">Number of Pages<text:tab/><text:tab/><text:tab/><text:tab/>4</text:p>
      <text:p text:style-name="P1">Number of Sheets<text:tab/><text:tab/><text:tab/><text:tab/>2</text:p>
      <text:p text:style-name="P1">Fragment<text:tab/><text:tab/><text:tab/><text:tab/><text:tab/></text:p>
      <text:p text:style-name="P1">Pagination </text:p>
      <text:p text:style-name="P1">Foliation</text:p>
      <text:p text:style-name="P1">Additional Numeration</text:p>
      <text:p text:style-name="P1">Envelope</text:p>
      <text:p text:style-name="P1">Stamp</text:p>
      <text:p text:style-name="P1">Postmark<text:tab/><text:tab/><text:tab/><text:tab/><text:tab/><text:tab/><text:tab/><text:tab/></text:p>
      <text:p text:style-name="P1">Wax seal<text:tab/><text:tab/><text:tab/><text:tab/><text:tab/></text:p>
      <text:p text:style-name="P1"/>
      <text:p text:style-name="P1">V. Added entries </text:p>
      <text:p text:style-name="P1"/>
      <text:p text:style-name="P1">Additional names mentioned: </text:p>
      <text:p text:style-name="P1">Additional Places mentioned: </text:p>
      <text:p text:style-name="P1">Additional Dates mentioned:</text:p>
      <text:p text:style-name="P1"/>
      <text:p text:style-name="P1">VI. Notes</text:p>
      <text:p text:style-name="P1"/>
      <text:p text:style-name="P1">Also available in AJA Microfilm, Reel #207, and a photocopy is available in Box 19, FF 8.</text:p>
      <text:p text:style-name="P1"/>
      <text:p text:style-name="P1">VII Transcription</text:p>
      <text:p text:style-name="P1">(Symbols: <text:s/>? = uncertain; [ ] = supplied information; / = end of line)</text:p>
      <text:p text:style-name="P1"/>
      <text:p text:style-name="P1">[Page 1]</text:p>
      <text:p text:style-name="P3"><text:span text:style-name="T1">New York June 17</text:span><text:span text:style-name="T2">th</text:span><text:span text:style-name="T1">(/)64/</text:span></text:p>
      <text:p text:style-name="P1">Revd. S. Morais/</text:p>
      <text:p text:style-name="P1"><text:tab/>Dear Sir/</text:p>
      <text:p text:style-name="P1"><text:tab/><text:tab/>At a meeting/ held on Wednesday last/ we formed ourselves into a/ Hebra. or Congregation, exclu-/sively for the Spanish and/ Portuguse[sic] Jews, called Abbdat/ Akodesh. <text:s/>Now, we appeal/ to you, being the only Portuguese/ Hazan, that we are acquainted/ with, that could do us a kind act./ <text:s/>We are about purchasing a Spher/ Torah, and we wish to make a/ Henuch, we ask of you a favour,/ to give us some form or guide/ in Hebrew writing, for a choir/ to sing on that day, and for/ parts the reader has to say,/ and by so doing, you will confer/</text:p>
      <text:p text:style-name="P1"/>
      <text:p text:style-name="P1">[Page 2]</text:p>
      <text:p text:style-name="P1">a great favor upon us, you/ will no doubt ask the reason why/ we did not go to Hazan Lyons./ <text:s/>We know very well, he would/ not do it for us./</text:p>
      <text:p text:style-name="P1">The object of forming ourselves/ into a Hebra, is that the Portu-/-guese Synagogue is situated too/ far up town, and those residing/ down town cannot very well/ attend, and we Say the same of/ the school, we cannot give our/ children hebrew education, because/ its too far, for them to go, unless/ they learn the German Minhag/ now their[sic] is about 40 families/ joined us in this Hebra, we have/ done nothing opposition to them/ the distance being to[sic] far, for/ us to go. <text:s/>We are all respect-/-able men, and keep <text:soft-page-break/>our Sabbath/ we ask of you once more/</text:p>
      <text:p text:style-name="P1"/>
      <text:p text:style-name="P1">[Page 3]</text:p>
      <text:p text:style-name="P1">to solicit your favor, and/ to comply with our request./</text:p>
      <text:p text:style-name="P1"><text:tab/><text:tab/><text:tab/><text:tab/>Respectfully/</text:p>
      <text:p text:style-name="P1"><text:tab/><text:tab/><text:tab/><text:tab/><text:tab/>Your's/</text:p>
      <text:p text:style-name="P1"><text:tab/><text:tab/><text:tab/><text:tab/>The Gentn. of the Hebra./</text:p>
      <text:p text:style-name="P1"><text:tab/><text:tab/><text:tab/><text:tab/><text:tab/>M. Costa./</text:p>
      <text:p text:style-name="P1"><text:tab/><text:tab/><text:tab/><text:tab/><text:tab/><text:tab/>Secty. pro. tem./</text:p>
      <text:p text:style-name="P1"/>
      <text:p text:style-name="P1">P. S./</text:p>
      <text:p text:style-name="P1"><text:tab/>Please direct for/</text:p>
      <text:p text:style-name="P1"><text:tab/><text:tab/>M. Costa/</text:p>
      <text:p text:style-name="P1"><text:tab/><text:tab/><text:tab/>Clothier./</text:p>
      <text:p text:style-name="P1"><text:tab/><text:tab/><text:tab/>99 Chatham St./</text:p>
      <text:p text:style-name="P1"/>
      <text:p text:style-name="P1">[Page 4]</text:p>
      <text:p text:style-name="P1">Dear Sir./</text:p>
      <text:p text:style-name="P1"><text:tab/>This letter was wrote[sic]/ by me, named M. Costa, a/ youth. <text:s/>You remember well,/ in London some years ago,/ I was then in the Orphan/ Society. <text:s/>I hope Dear Sir,/ you will confer this great/ favor upon me, and that/ we may receive the same/ from you./</text:p>
      <text:p text:style-name="P1"><text:tab/><text:tab/><text:tab/><text:tab/><text:tab/><text:tab/><text:tab/><text:tab/>M. Costa/</text:p>
      <text:p text:style-name="P1">An answer soon if you/ please, will Oblige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8T12:44:09</meta:creation-date>
    <dc:date>2012-03-21T13:10:31.26</dc:date>
    <dc:language>en-US</dc:language>
    <meta:editing-cycles>5</meta:editing-cycles>
    <meta:editing-duration>PT00H10M43S</meta:editing-duration>
    <dc:creator>Penn Libraries</dc:creator>
    <meta:document-statistic meta:table-count="0" meta:image-count="0" meta:object-count="0" meta:page-count="3" meta:paragraph-count="86" meta:word-count="528" meta:character-count="3216"/>
    <meta:user-defined meta:name="Info 1"/>
    <meta:user-defined meta:name="Info 2"/>
    <meta:user-defined meta:name="Info 3"/>
    <meta:user-defined meta:name="Info 4"/>
  </office:meta>
</office:document-meta>
</file>